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bei ungefähr 3 A</text:p>
          </table:table-cell>
          <table:table-cell table:number-columns-repeated="3"/>
          <table:table-cell office:value-type="string">
            <text:p>bei ungefähr 4 A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>
            <text:p>Winkel in Grad</text:p>
          </table:table-cell>
          <table:table-cell office:value-type="string">
            <text:p>Spannung in mV</text:p>
          </table:table-cell>
          <table:table-cell table:number-columns-repeated="2"/>
          <table:table-cell office:value-type="string">
            <text:p>Winkel in Grad</text:p>
          </table:table-cell>
          <table:table-cell office:value-type="string">
            <text:p>Spannung in mV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638">
            <text:p>638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05">
            <text:p>90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sitiver Winkel</text:p>
          </table:table-cell>
          <table:table-cell office:value-type="float" office:value="5">
            <text:p>5</text:p>
          </table:table-cell>
          <table:table-cell office:value-type="float" office:value="609">
            <text:p>60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92">
            <text:p>89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29">
            <text:p>129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854">
            <text:p>854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823">
            <text:p>823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1" office:value-type="float" office:value="1.5">
            <text:p>1,5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555">
            <text:p>55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1" office:value-type="float" office:value="1.5">
            <text:p>1,5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.3">
            <text:p>1,3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table:number-columns-repeated="5"/>
          <table:table-cell office:value-type="float" office:value="90">
            <text:p>90</text:p>
          </table:table-cell>
          <table:table-cell office:value-type="float" office:value="7">
            <text:p>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Negativer Winkel</text:p>
          </table:table-cell>
          <table:table-cell office:value-type="float" office:value="5">
            <text:p>5</text:p>
          </table:table-cell>
          <table:table-cell office:value-type="float" office:value="443">
            <text:p>44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91">
            <text:p>89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94">
            <text:p>894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881">
            <text:p>88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1" office:value-type="float" office:value="4.8">
            <text:p>4,8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833">
            <text:p>833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" office:value-type="float" office:value="1.8">
            <text:p>1,8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767">
            <text:p>767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.4">
            <text:p>1,4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1.4">
            <text:p>1,4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.3">
            <text:p>1,3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table:number-columns-repeated="5"/>
          <table:table-cell office:value-type="float" office:value="90">
            <text:p>90</text:p>
          </table:table-cell>
          <table:table-cell office:value-type="float" office:value="4">
            <text:p>4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.02.2010</text:date>, <text:time>13:44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</meta:initial-creator>
    <meta:creation-date>2010-02-26T12:54:57.46</meta:creation-date>
    <dc:date>2010-02-26T13:44:18.71</dc:date>
    <dc:creator>Andreas</dc:creator>
    <meta:editing-duration>PT00H49M21S</meta:editing-duration>
    <meta:editing-cycles>3</meta:editing-cycles>
    <meta:generator>OpenOffice.org/3.0$Win32 OpenOffice.org_project/300m15$Build-9379</meta:generator>
    <meta:document-statistic meta:table-count="3" meta:cell-count="104" meta:object-count="0"/>
    <meta:user-defined meta:name="Info 1"/>
    <meta:user-defined meta:name="Info 2"/>
    <meta:user-defined meta:name="Info 3"/>
    <meta:user-defined meta:name="Info 4"/>
  </office:meta>
</office:document-meta>
</file>